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57cm" svg:height="8.33cm" svg:x="29.754cm" svg:y="5.5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7.064cm" svg:x2="27.285cm" svg:y2="7.064cm">
          <text:p/>
        </draw:line>
        <draw:line draw:style-name="gr5" draw:text-style-name="P1" draw:layer="layout" svg:x1="1.819cm" svg:y1="19.764cm" svg:x2="27.285cm" svg:y2="19.764cm">
          <text:p/>
        </draw:line>
        <draw:custom-shape draw:style-name="gr2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02cm" svg:height="3.9cm" svg:x="33.616cm" svg:y="10.0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434cm" svg:height="1.131cm" svg:x="35.718cm" svg:y="12.7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7.215cm" svg:y1="13.909cm" svg:x2="51.212cm" svg:y2="13.909cm">
          <text:p/>
        </draw:line>
        <draw:custom-shape draw:style-name="gr2" draw:text-style-name="P1" draw:layer="layout" svg:width="6.268cm" svg:height="1.131cm" svg:x="11.176cm" svg:y="7.11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8.283cm" svg:x2="26.612cm" svg:y2="8.2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8-30T19:49:56.721298555</dc:date>
    <dc:creator>elucterio </dc:creator>
    <meta:editing-duration>P2DT11H51M2S</meta:editing-duration>
    <meta:editing-cycles>38</meta:editing-cycles>
    <meta:generator>LibreOffice/4.2.8.2$Linux_X86_64 LibreOffice_project/420m0$Build-2</meta:generator>
    <meta:document-statistic meta:object-count="20"/>
  </office:meta>
</office:document-meta>
</file>